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6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02cm"/>
    </style:style>
    <style:style style:name="co4" style:family="table-column">
      <style:table-column-properties fo:break-before="auto" style:column-width="6.331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8.885cm"/>
    </style:style>
    <style:style style:name="co7" style:family="table-column">
      <style:table-column-properties fo:break-before="auto" style:column-width="3.196cm"/>
    </style:style>
    <style:style style:name="co8" style:family="table-column">
      <style:table-column-properties fo:break-before="auto" style:column-width="7.10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</style:style>
    <style:style style:name="ce4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2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8" table:default-cell-style-name="ce3"/>
        <table:table-row table:style-name="ro1">
          <table:table-cell table:style-name="ce1" office:value-type="string">
            <text:p>Entreprises</text:p>
          </table:table-cell>
          <table:table-cell table:style-name="ce1" office:value-type="string">
            <text:p>Ville</text:p>
          </table:table-cell>
          <table:table-cell table:style-name="ce1" office:value-type="string">
            <text:p>numéro</text:p>
          </table:table-cell>
          <table:table-cell table:style-name="ce1" office:value-type="string">
            <text:p>adresse</text:p>
          </table:table-cell>
          <table:table-cell table:style-name="ce1" office:value-type="string">
            <text:p>CP</text:p>
          </table:table-cell>
          <table:table-cell table:style-name="ce1" office:value-type="string">
            <text:p>Tél</text:p>
          </table:table-cell>
          <table:table-cell table:style-name="ce1" office:value-type="string">
            <text:p>Site internet</text:p>
          </table:table-cell>
          <table:table-cell table:style-name="ce1" office:value-type="string">
            <text:p>Nom du dirigeant</text:p>
          </table:table-cell>
          <table:table-cell table:style-name="ce1" office:value-type="string">
            <text:p>Observation</text:p>
          </table:table-cell>
          <table:table-cell table:style-name="ce1" office:value-type="string">
            <text:p>Activité</text:p>
          </table:table-cell>
        </table:table-row>
        <table:table-row table:style-name="ro2">
          <table:table-cell table:style-name="ce2" office:value-type="string">
            <text:p>CVM Informatique</text:p>
          </table:table-cell>
          <table:table-cell table:style-name="ce2" office:value-type="string">
            <text:p>Royan</text:p>
          </table:table-cell>
          <table:table-cell table:style-name="ce5" office:value-type="float" office:value="2">
            <text:p>2</text:p>
          </table:table-cell>
          <table:table-cell table:style-name="ce2" office:value-type="string">
            <text:p>Rue Saint Pierre</text:p>
          </table:table-cell>
          <table:table-cell table:style-name="ce5" office:value-type="float" office:value="17200">
            <text:p>17200</text:p>
          </table:table-cell>
          <table:table-cell table:style-name="ce2" office:value-type="string">
            <text:p>05-46-06-82-64</text:p>
          </table:table-cell>
          <table:table-cell table:style-name="ce2" office:value-type="string">
            <text:p>http://www.cvm-informatique.com/</text:p>
          </table:table-cell>
          <table:table-cell table:style-name="ce2" office:value-type="string">
            <text:p>Cyrille RANOUL</text:p>
          </table:table-cell>
          <table:table-cell table:style-name="ce2"/>
          <table:table-cell table:style-name="ce2" office:value-type="string">
            <text:p>Maintenance informatique</text:p>
          </table:table-cell>
        </table:table-row>
        <table:table-row table:style-name="ro2">
          <table:table-cell office:value-type="string">
            <text:p>Univers PC</text:p>
          </table:table-cell>
          <table:table-cell office:value-type="string">
            <text:p>Royan</text:p>
          </table:table-cell>
          <table:table-cell office:value-type="float" office:value="55">
            <text:p>55</text:p>
          </table:table-cell>
          <table:table-cell office:value-type="string">
            <text:p>Bd Aristide Briand</text:p>
          </table:table-cell>
          <table:table-cell office:value-type="float" office:value="17200">
            <text:p>17200</text:p>
          </table:table-cell>
          <table:table-cell office:value-type="string">
            <text:p>05-46-05-16-02</text:p>
          </table:table-cell>
          <table:table-cell table:number-columns-repeated="3"/>
          <table:table-cell office:value-type="string">
            <text:p>Grande distribution ( matériel informatique)</text:p>
          </table:table-cell>
        </table:table-row>
        <table:table-row table:style-name="ro2">
          <table:table-cell office:value-type="string">
            <text:p>Phonelab</text:p>
          </table:table-cell>
          <table:table-cell office:value-type="string">
            <text:p>Royan</text:p>
          </table:table-cell>
          <table:table-cell office:value-type="string">
            <text:p>65-67</text:p>
          </table:table-cell>
          <table:table-cell office:value-type="string">
            <text:p>Rue Font de Cherves</text:p>
          </table:table-cell>
          <table:table-cell office:value-type="float" office:value="17200">
            <text:p>17200</text:p>
          </table:table-cell>
          <table:table-cell office:value-type="string">
            <text:p>06-15-43-21-24</text:p>
          </table:table-cell>
          <table:table-cell office:value-type="string">
            <text:p>http://www.phonelab.fr/#!phonelab-royan-contact/cgbd</text:p>
          </table:table-cell>
          <table:table-cell office:value-type="string">
            <text:p>Florent Huart</text:p>
          </table:table-cell>
          <table:table-cell/>
          <table:table-cell office:value-type="string">
            <text:p>Réparations Smartphones &amp; Tablettes</text:p>
          </table:table-cell>
        </table:table-row>
        <table:table-row table:style-name="ro2">
          <table:table-cell office:value-type="string">
            <text:p>Le Monde du PC</text:p>
          </table:table-cell>
          <table:table-cell office:value-type="string">
            <text:p>Royan</text:p>
          </table:table-cell>
          <table:table-cell table:style-name="ce3"/>
          <table:table-cell/>
          <table:table-cell office:value-type="float" office:value="17200">
            <text:p>17200</text:p>
          </table:table-cell>
          <table:table-cell office:value-type="string">
            <text:p>05-46-22-06-57</text:p>
          </table:table-cell>
          <table:table-cell table:number-columns-repeated="4"/>
        </table:table-row>
        <table:table-row table:style-name="ro1">
          <table:table-cell office:value-type="string">
            <text:p>Nouvelles images informatique</text:p>
          </table:table-cell>
          <table:table-cell office:value-type="string">
            <text:p>Médis</text:p>
          </table:table-cell>
          <table:table-cell office:value-type="float" office:value="6">
            <text:p>6</text:p>
          </table:table-cell>
          <table:table-cell office:value-type="string">
            <text:p>place des Aviateurs de la France libre</text:p>
          </table:table-cell>
          <table:table-cell office:value-type="float" office:value="17600">
            <text:p>17600</text:p>
          </table:table-cell>
          <table:table-cell office:value-type="string">
            <text:p>05-46-06-36-63</text:p>
          </table:table-cell>
          <table:table-cell office:value-type="string">
            <text:p>http://www.nouvelles-images.fr/</text:p>
          </table:table-cell>
          <table:table-cell table:number-columns-repeated="3"/>
        </table:table-row>
        <table:table-row table:style-name="ro2">
          <table:table-cell table:style-name="ce4" office:value-type="string">
            <text:p>Bernezac communication</text:p>
          </table:table-cell>
          <table:table-cell table:style-name="ce4" office:value-type="string">
            <text:p>Royan</text:p>
          </table:table-cell>
          <table:table-cell table:style-name="ce7" office:value-type="float" office:value="79">
            <text:p>79</text:p>
          </table:table-cell>
          <table:table-cell table:style-name="ce4" office:value-type="string">
            <text:p>Avenue Daniel Hedde</text:p>
          </table:table-cell>
          <table:table-cell table:style-name="ce7" office:value-type="float" office:value="17200">
            <text:p>17200</text:p>
          </table:table-cell>
          <table:table-cell table:style-name="ce4" office:value-type="string">
            <text:p>05-79-86-01-11</text:p>
          </table:table-cell>
          <table:table-cell table:style-name="ce4"/>
          <table:table-cell table:style-name="ce4" office:value-type="string">
            <text:p>Michel Bussereau</text:p>
          </table:table-cell>
          <table:table-cell table:style-name="ce4"/>
          <table:table-cell table:style-name="ce4" office:value-type="string">
            <text:p>Services de programmation informatique</text:p>
          </table:table-cell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8/10/2015</text:date>, <text:time>12:0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 Lutau</meta:initial-creator>
    <meta:creation-date>2015-10-08T10:09:37.95</meta:creation-date>
    <dc:date>2015-10-08T12:00:49.95</dc:date>
    <dc:creator>Tomas Lutau</dc:creator>
    <meta:editing-duration>PT49M38S</meta:editing-duration>
    <meta:editing-cycles>2</meta:editing-cycles>
    <meta:generator>OpenOffice/4.1.1$Win32 OpenOffice.org_project/411m6$Build-9775</meta:generator>
    <meta:document-statistic meta:table-count="3" meta:cell-count="54" meta:object-count="0"/>
  </office:meta>
</office:document-meta>
</file>